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line-height="115%"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line-height="115%" fo:text-align="justify"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use-window-font-color="true" fo:font-size="12pt" style:text-underline-style="none" fo:font-weight="normal" fo:background-color="transparent" style:font-size-asian="12pt" style:font-weight-asian="normal" style:font-size-complex="12pt" style:font-weight-complex="normal"/>
    </style:style>
    <style:style style:name="P12" style:family="paragraph" style:parent-style-name="Standard">
      <style:paragraph-properties fo:line-height="115%" fo:text-align="justify" style:justify-single-word="false"/>
      <style:text-properties style:use-window-font-color="tru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15%" fo:text-align="justify" style:justify-single-word="false"/>
      <style:text-properties style:use-window-font-color="true" style:text-position="0% 1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15%" fo:text-align="justify" style:justify-single-word="false"/>
      <style:text-properties style:use-window-font-color="true" style:font-name="Times New Roman" fo:font-size="12pt" fo:language="fr" fo:country="FR" fo:font-style="normal" style:text-underline-style="none" fo:font-weight="normal" style:font-size-asian="12pt" style:font-style-asian="normal" style:font-weight-asian="normal" style:font-size-complex="12pt" style:font-weight-complex="bold"/>
    </style:style>
    <style:style style:name="P15" style:family="paragraph" style:parent-style-name="Standard">
      <style:paragraph-properties fo:line-height="115%" fo:text-align="start" style:justify-single-word="false"/>
      <style:text-properties style:use-window-font-color="true" style:font-name="Times New Roman" fo:font-size="12pt" fo:language="fr" fo:country="FR" fo:font-style="normal" style:text-underline-style="none" fo:font-weight="normal" style:font-size-asian="12pt" style:font-style-asian="normal" style:font-weight-asian="normal" style:font-size-complex="12pt" style:font-weight-complex="normal"/>
    </style:style>
    <style:style style:name="P16" style:family="paragraph" style:parent-style-name="Standard">
      <style:paragraph-properties fo:line-height="115%" fo:text-align="start" style:justify-single-word="false"/>
      <style:text-properties style:use-window-font-color="true" style:font-name="Times New Roman" fo:font-size="12pt" fo:language="fr" fo:country="FR" fo:font-style="normal" style:text-underline-style="none" fo:font-weight="bold" style:font-size-asian="12pt" style:font-style-asian="normal" style:font-weight-asian="bold" style:font-size-complex="12pt" style:font-weight-complex="bold"/>
    </style:style>
    <style:style style:name="P1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 style:family="paragraph" style:parent-style-name="Standard">
      <style:paragraph-properties fo:text-align="start" style:justify-single-word="false"/>
      <style:text-properties style:text-position="0% 1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text-position="0% 100%"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text-position="0% 100%" style:font-name="Times New Roman" fo:font-size="12pt" style:text-underline-style="none"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text-position="0% 100%"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color="#000000" fo:font-size="12pt" fo:font-weight="bold" style:font-size-asian="12pt" style:font-weight-asian="bold" style:font-size-complex="12pt" style:font-weight-complex="bold"/>
    </style:style>
    <style:style style:name="P28" style:family="paragraph" style:parent-style-name="Standard" style:list-style-name="L1">
      <style:paragraph-properties fo:text-align="start" style:justify-single-word="false"/>
      <style:text-properties fo:color="#000000" style:font-name="Times New Roman" fo:font-size="12pt" fo:language="fr" fo:country="FR" style:text-underline-style="none" fo:font-weight="normal" style:font-size-asian="12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30" style:family="paragraph" style:parent-style-name="Standard" style:list-style-name="L3">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Standard" style:list-style-name="L5">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Standard" style:list-style-name="L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3"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paragraph-properties fo:line-height="115%" fo:text-align="justify" style:justify-single-word="false"/>
      <style:text-properties style:use-window-font-color="true" style:text-position="0% 1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5" style:family="paragraph">
      <style:paragraph-properties fo:text-align="center"/>
    </style:style>
    <style:style style:name="P36" style:family="paragraph">
      <loext:graphic-properties draw:fill="solid" draw:fill-color="#ffffff"/>
      <style:paragraph-properties fo:text-align="center"/>
    </style:style>
    <style:style style:name="P37" style:family="paragraph">
      <loext:graphic-properties draw:fill="none" draw:fill-color="#ffffff"/>
      <style:text-properties fo:font-size="12pt" fo:font-weight="bold" style:font-weight-asian="bold" style:font-weight-complex="bold"/>
    </style:style>
    <style:style style:name="P38" style:family="paragraph">
      <loext:graphic-properties draw:fill="none" draw:fill-color="#ffffff"/>
    </style:style>
    <style:style style:name="P39" style:family="paragraph">
      <style:paragraph-properties fo:text-align="end"/>
    </style:style>
    <style:style style:name="P40" style:family="paragraph">
      <loext:graphic-properties draw:fill="none" draw:fill-color="#ffffff"/>
      <style:paragraph-properties fo:text-align="en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009900"/>
    </style:style>
    <style:style style:name="T6" style:family="text">
      <style:text-properties fo:color="#009900" style:text-underline-style="none" fo:font-weight="normal" style:font-weight-asian="normal" style:font-weight-complex="normal"/>
    </style:style>
    <style:style style:name="T7" style:family="text">
      <style:text-properties fo:color="#009900" style:text-position="0% 100%" style:font-name="Times New Roman1" fo:font-style="normal" style:text-underline-style="none" fo:font-weight="normal" style:font-style-asian="normal" style:font-weight-asian="normal" style:font-style-complex="normal" style:font-weight-complex="normal"/>
    </style:style>
    <style:style style:name="T8" style:family="text">
      <style:text-properties fo:color="#0000cc"/>
    </style:style>
    <style:style style:name="T9" style:family="text">
      <style:text-properties fo:color="#0000cc" style:text-position="0% 100%" fo:font-style="normal" style:font-style-asian="normal" style:font-style-complex="normal"/>
    </style:style>
    <style:style style:name="T10" style:family="text">
      <style:text-properties fo:color="#0000cc" fo:font-weight="normal" style:font-weight-asian="normal" style:font-weight-complex="normal"/>
    </style:style>
    <style:style style:name="T11" style:family="text">
      <style:text-properties fo:background-color="transparent" loext:char-shading-value="0"/>
    </style:style>
    <style:style style:name="T12" style:family="text">
      <style:text-properties fo:font-weight="bold" style:font-weight-asian="bold" style:font-weight-complex="bold"/>
    </style:style>
    <style:style style:name="T13" style:family="text">
      <style:text-properties style:text-position="0% 100%" fo:font-style="normal" style:font-style-asian="normal" style:font-style-complex="normal"/>
    </style:style>
    <style:style style:name="T14" style:family="text">
      <style:text-properties style:text-position="0% 100%" style:font-name="Times New Roman1" fo:font-style="normal" style:font-style-asian="normal" style:font-style-complex="normal"/>
    </style:style>
    <style:style style:name="T15" style:family="text">
      <style:text-properties style:text-position="0% 100%" style:font-name="Times New Roman1" fo:font-style="normal" fo:font-weight="bold" style:font-style-asian="normal" style:font-weight-asian="bold" style:font-style-complex="normal" style:font-weight-complex="bold"/>
    </style:style>
    <style:style style:name="T16" style:family="text">
      <style:text-properties style:text-position="0% 100%" style:font-name="Times New Roman1" fo:font-style="normal" style:text-underline-style="none" fo:font-weight="normal" style:font-style-asian="normal" style:font-weight-asian="normal" style:font-style-complex="normal" style:font-weight-complex="normal"/>
    </style:style>
    <style:style style:name="T17" style:family="text">
      <style:text-properties style:text-position="0% 100%" style:font-name="Times New Roman1" fo:font-style="normal" style:text-underline-style="none" fo:font-weight="normal" fo:background-color="transparent" loext:char-shading-value="0" style:font-style-asian="normal" style:font-weight-asian="normal" style:font-style-complex="normal" style:font-weight-complex="normal"/>
    </style:style>
    <style:style style:name="T18" style:family="text">
      <style:text-properties style:text-position="0% 100%"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0" style:family="text">
      <style:text-properties style:text-position="0% 100%" style:font-name="Times New Roman" fo:font-size="12pt" style:text-underline-style="none" fo:font-weight="normal" style:font-size-asian="12pt" style:font-weight-asian="normal" style:font-size-complex="12pt" style:font-weight-complex="normal"/>
    </style:style>
    <style:style style:name="T21" style:family="text">
      <style:text-properties style:text-position="0% 100%" style:font-name="Times New Roman" fo:font-style="normal" style:font-style-asian="normal" style:font-style-complex="normal"/>
    </style:style>
    <style:style style:name="T22" style:family="text">
      <style:text-properties style:text-position="sub 58%" style:font-name="Times New Roman1" fo:font-style="normal" style:text-underline-style="none" fo:font-weight="normal" style:font-style-asian="normal" style:font-weight-asian="normal" style:font-style-complex="normal" style:font-weight-complex="normal"/>
    </style:style>
    <style:style style:name="T23" style:family="text">
      <style:text-properties style:text-position="sub 58%"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style:text-position="sub 58%" style:font-name="Times New Roman" fo:font-size="12pt" style:text-underline-style="none" fo:font-weight="normal" style:font-size-asian="12pt" style:font-weight-asian="normal" style:font-size-complex="12pt" style:font-weight-complex="normal"/>
    </style:style>
    <style:style style:name="T25" style:family="text">
      <style:text-properties style:text-position="sub 58%"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style:font-name="Times New Roman" fo:language="fr" fo:country="FR" style:text-underline-style="none" fo:font-weight="normal" style:font-weight-asian="normal" style:font-weight-complex="normal"/>
    </style:style>
    <style:style style:name="T27" style:family="text">
      <style:text-properties style:font-name="Times New Roman" fo:font-weight="normal" style:font-weight-asian="normal" style:font-weight-complex="normal"/>
    </style:style>
    <style:style style:name="T28" style:family="text">
      <style:text-properties fo:color="#000000" style:font-name="Times New Roman" fo:language="fr" fo:country="FR" style:text-underline-style="none" fo:font-weight="normal" style:font-weight-asian="normal" style:font-weight-complex="normal"/>
    </style:style>
    <style:style style:name="T29" style:family="text">
      <style:text-properties fo:color="#000000" style:text-underline-style="none" fo:font-weight="normal" style:font-weight-asian="normal" style:font-weight-complex="normal"/>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fo:background-color="transparent" loext:char-shading-value="0" style:font-weight-asian="normal" style:font-weight-complex="normal"/>
    </style:style>
    <style:style style:name="T32" style:family="text">
      <style:text-properties style:font-name="Times New Roman1" fo:font-size="12pt" style:text-underline-style="none" fo:font-weight="normal" style:font-size-asian="12pt" style:font-weight-asian="normal" style:font-size-complex="12pt" style:font-weight-complex="normal"/>
    </style:style>
    <style:style style:name="T33" style:family="text">
      <style:text-properties fo:font-size="12pt" style:text-underline-style="none" fo:font-weight="normal" style:font-size-asian="12pt" style:font-weight-asian="normal" style:font-size-complex="12pt" style:font-weight-complex="normal"/>
    </style:style>
    <style:style style:name="T34" style:family="text">
      <style:text-properties fo:color="#b2b2b2" style:text-position="0% 100%" fo:font-style="normal" style:font-style-asian="normal" style:font-style-complex="normal"/>
    </style:style>
    <style:style style:name="T35" style:family="text">
      <style:text-properties fo:font-size="12pt" fo:font-weight="bold" style:font-weight-asian="bold" style:font-weight-complex="bold"/>
    </style:style>
    <style:style style:name="fr1"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marker-end="Arrow" draw:fill="none" draw:fill-color="#ffffff" fo:min-height="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marker-end="Arrow"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marker-end="Arrow"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marker-end="Arrow"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marker-end="Arrow" draw:fill="none" draw:fill-color="#ffffff" fo:min-height="0.9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LP 27 : Mouillage</text:p>
      <text:p text:style-name="P8"/>
      <text:p text:style-name="P2"><text:span text:style-name="T1">Eléments imposés</text:span> : <text:span text:style-name="T4">feuille lotus, critère de Zisman</text:span></text:p>
      <text:p text:style-name="P2"/>
      <text:p text:style-name="P2"><text:span text:style-name="T1">Niveau</text:span> :<text:span text:style-name="T4"> L2</text:span></text:p>
      <text:p text:style-name="P2"/>
      <text:p text:style-name="P2"><text:span text:style-name="T1">Pré-requis :</text:span><text:line-break/><text:span text:style-name="T26">Etats de la matière, interprétation micro (L1)<text:line-break/>Bilans des forces, PFD, travail (TS)</text:span></text:p>
      <text:p text:style-name="P2"><text:span text:style-name="T26">Travail (L1)<text:line-break/>Analyse dimensionnelle (TS)</text:span></text:p>
      <text:p text:style-name="P1"/>
      <text:p text:style-name="P2"><text:span text:style-name="T1">Biblio : </text:span><text:span text:style-name="T4">-</text:span><text:span text:style-name="T28"> Dictionnaire de physique, Taillet</text:span></text:p>
      <text:list xml:id="list1895756461" text:style-name="L1">
        <text:list-item>
          <text:p text:style-name="P28">Gouttes, bulles, perles et ondes, De Gennes</text:p>
        </text:list-item>
        <text:list-item>
          <text:p text:style-name="P28">La juste argile, Daoud</text:p>
        </text:list-item>
        <text:list-item>
          <text:p text:style-name="P28">Physique expérimentale : optique, mécanique des fluides, ondes et thermo, Fruchart</text:p>
        </text:list-item>
      </text:list>
      <text:p text:style-name="P25"/>
      <text:p text:style-name="P6">Intro péda : </text:p>
      <text:p text:style-name="P1">Leçon de BTS métier de la chimie dans module sur la formulation :</text:p>
      <text:list xml:id="list767866274" text:style-name="L2">
        <text:list-item>
          <text:p text:style-name="P29">étude du mouillage (prop matériau vis-a-vis d'un liquide)</text:p>
        </text:list-item>
        <text:list-item>
          <text:p text:style-name="P29">modification de la surface d'un matériau</text:p>
        </text:list-item>
      </text:list>
      <text:p text:style-name="P1"/>
      <text:p text:style-name="P1">Leçon donnée aux BTS métiers de la chimie. Rentre dans le thème de la conception de produit via la chimie (les cours suivants portent sur la modiﬁcation de la rhéologie d’un produit). Les cours précédents sont axés sur la fabrication de formulations et de ﬁlms. Le cours a pour but de leur faire prendre conscience de l’intérêt des traitements de surface, qui ont pour fonction de moduler le comportement d’un matériau vis à vis des liquides. On ouvre donc un nouveau thème qui est celui de la modiﬁcation de propriétés.</text:p>
      <text:p text:style-name="P1"/>
      <text:p text:style-name="P1">On va essayer de leur faire comprendre le mouillage d'un point de vue microscopique (en voyant l'influence des interactions dans les liquides par exemple) et aussi on va faire des démo pour redémontrer loi de Young-Dupre et pour déterminer tension superficielle d'ou la nécessité qu'ils sachent faire de la mécanique.</text:p>
      <text:p text:style-name="P1">L'analyse dimensionnelle sera également utilisée pour déterminer l'unité de la tension superficielle et son interprétation physique (force linéique/énergie surfacique).</text:p>
      <text:p text:style-name="P1"/>
      <text:p text:style-name="P6">Difficultés : </text:p>
      <text:p text:style-name="P1">- il faut réussir à passer du domaine microscopique (interaction entre molécules) au domaine macroscopique (phénomène de mouillage)</text:p>
      <text:p text:style-name="P1">-notion de tension superficielle difficile à appréhender car trop habitué à voir au quotidien choses s’étaler. Ainsi, très rare de se questionner sur le sujet, sur l’aspect énergétique, rare de creuser le phénomène. =&gt; montrer vidéo matériaux hydrophobe pour «choquer » </text:p>
      <text:p text:style-name="P1"/>
      <text:p text:style-name="P1"><text:span text:style-name="T3">TD</text:span> : étude de matériau, utilisation de la loi de Young-Dupré, voir comment modifier un matériau pour augmenter/diminuer le mouillage en fonction de l'application du matériau</text:p>
      <text:p text:style-name="P1"><text:span text:style-name="T3">TP</text:span> : mesure d'ange de raccordement et vérifier loi de Young Dupré </text:p>
      <text:p text:style-name="P1">détermination exp de tension par mesure masse gouttes</text:p>
      <text:p text:style-name="P1">mesure angles mouillage pour différents matériaux et/ou avant revêtement hydrophobe.</text:p>
      <text:p text:style-name="P1">D’autant plus important qu’après BTS, vont travailler en industrie où ils doivent suivre protocole et connaître incertitudes. </text:p>
      <text:p text:style-name="P1"/>
      <text:p text:style-name="P1"><text:soft-page-break/></text:p>
      <text:p text:style-name="P2"><text:span text:style-name="T1">Obj </text:span><text:span text:style-name="T4">:</text:span><text:span text:style-name="T27"> - Comprendre l'origine physique du mouillage</text:span></text:p>
      <text:p text:style-name="P26">- Connaître les critères du mouillage</text:p>
      <text:p text:style-name="P2"/>
      <text:p text:style-name="P6">Intro :</text:p>
      <text:p text:style-name="P2"><text:span text:style-name="T4">Cours précédents sur la fabrication de produits. Ce cours-ci ouvre un nouveau thème : la modulation de leurs propriétés. Pour cette première leçon, nous allons prendre un exemple de propriété qui peut paraître assez anodine, alors que ce n’est pas du tout le cas : comment l’objet se mouille. Comment le liquide s’étale sur un support.</text:span><text:line-break/><text:a xlink:type="simple" xlink:href="https://www.dailymotion.com/video/xxf1mx" text:style-name="Internet_20_link" text:visited-style-name="Visited_20_Internet_20_Link"><text:span text:style-name="T2">https://www.dailymotion.com/video/xxf1mx</text:span></text:a></text:p>
      <text:p text:style-name="P14"/>
      <text:p text:style-name="P14"/>
      <text:p text:style-name="P14">Les liquides s'étalent plus ou moins, c'est ce que l'on va appeler le mouillage.</text:p>
      <text:p text:style-name="P14"><text:span text:style-name="T5">Mouillage</text:span> = étalement d'une goutte fluide <text:s/>sur une surface</text:p>
      <text:p text:style-name="P14">C'est une propriété d'un matériau que l'on peut modifier (cf <text:span text:style-name="T11">diapo) </text:span>mais avant cela il faut le comprendre. Et comme souvent en physique, on cherche d’abord à observer expérimentalement ce qu’il se passe pour ensuite caractériser les phénomènes observés. C’est ce que l’on va faire de suite.</text:p>
      <text:p text:style-name="P14"/>
      <text:list xml:id="list3552457227" text:style-name="L3">
        <text:list-item>
          <text:p text:style-name="P30">Du mouillage à la tension interfaciale</text:p>
        </text:list-item>
      </text:list>
      <text:p text:style-name="P2"/>
      <text:p text:style-name="P2"><text:tab/><text:span text:style-name="T4">A) </text:span><text:span text:style-name="T2">Description du mouillage</text:span></text:p>
      <text:p text:style-name="P7"/>
      <text:p text:style-name="P14">Si on met des gouttes sur des supports, on voit que l'on peut observer différents comportements.</text:p>
      <text:p text:style-name="P14"><text:a xlink:type="simple" xlink:href="https://campistrousthibaut.wixsite.com/tpegaetanthibaut/angle-de-contact-et-tension-de-surface" text:style-name="Internet_20_link" text:visited-style-name="Visited_20_Internet_20_Link">https://campistrousthibaut.wixsite.com/tpegaetanthibaut/angle-de-contact-et-tension-de-surface</text:a> </text:p>
      <text:p text:style-name="P14"><text:a xlink:type="simple" xlink:href="https://www.youtube.com/watch?v=_klTqlOHNX4" text:style-name="Internet_20_link" text:visited-style-name="Visited_20_Internet_20_Link">https://www.youtube.com/watch?v=_klTqlOHNX4</text:a> </text:p>
      <text:p text:style-name="P2"><text:span text:style-name="T30">On peut alors définir un angle théta entre la surface solide et la tangente à la goutte = </text:span><text:span text:style-name="T6">angle de raccordement</text:span><text:span text:style-name="T30"> (faire schéma au tableau : goutte liquide sur surface solide avec angle théta)</text:span></text:p>
      <text:p text:style-name="P15"/>
      <text:p text:style-name="P16"><text:span text:style-name="T10">Exp</text:span><text:span text:style-name="T4"> : faire le point avec les gouttes déposées sur les différentes surfaces (mouillage total/nul ; matériau hydrophile/hydrophobe) avec mesure de l'angle de raccordement avec photo et imageJ.<text:line-break/>ATTENTION : au vu de la difficulté à définir les angles, pas besoin de mettre 3 CS, se limiter à 2.</text:span></text:p>
      <text:p text:style-name="P4"/>
      <text:p text:style-name="P2"><text:span text:style-name="T30">C'est selon cet angle que l'on va qualifier le mouillage </text:span><text:span text:style-name="T31">(cf diapo) </text:span><text:span text:style-name="T30">de : </text:span></text:p>
      <text:list xml:id="list4078975679" text:style-name="L4">
        <text:list-item>
          <text:p text:style-name="P32">mouillage total (théta → 0 = film de liquide)</text:p>
        </text:list-item>
        <text:list-item>
          <text:p text:style-name="P32">mouillage nul (théta proche de 180° = très peu de contact entre goutte et surface)</text:p>
        </text:list-item>
      </text:list>
      <text:p text:style-name="P3"/>
      <text:p text:style-name="P2"><text:span text:style-name="T30">A cet angle théta, on peut également relier le caractère hydrophile ou hydrophobe d'un matériau. Ainsi si goutte d'eau fait angle de plus de 90° avec surface → </text:span><text:span text:style-name="T6">hydrophobe</text:span><text:span text:style-name="T30"> </text:span></text:p>
      <text:p text:style-name="P2"><text:span text:style-name="T30">Si angle &lt; 90 ° → </text:span><text:span text:style-name="T6">hydrophile<text:line-break/>Valable pour l’eau uniquement cette dernière classification.<text:line-break/><text:line-break/></text:span><text:span text:style-name="T29">Donc ici 2 classifications: mouillage et caractère hydrophile ou non</text:span></text:p>
      <text:p text:style-name="P27"/>
      <text:p text:style-name="P5"/>
      <text:p text:style-name="P3">Tr : On a observé expérimentalement un peu plus finement ce qu’il se passe. On va essayer de donner une origine physique à ces observations. De plus, ici c »’est assez compliqué tout de même : 3 interfaces. On va se limiter à 1 seule interface pour interpréter plus facilement.</text:p>
      <text:p text:style-name="P3"/>
      <text:p text:style-name="P3"/>
      <text:p text:style-name="P3"/>
      <text:p text:style-name="P2"><text:soft-page-break/><text:span text:style-name="T30"><text:tab/>B) </text:span><text:span text:style-name="T2">Tension interfaciale et superficielle</text:span></text:p>
      <text:p text:style-name="P1"/>
      <text:p text:style-name="P19"><text:span text:style-name="T8">Exp</text:span> : cordelette (ou tige) entre 2 films de savon, on fait éclater l'un des 2 films → corde tirée vers partie où il y a encore le film de savon.<text:line-break/><text:a xlink:type="simple" xlink:href="https://www.youtube.com/watch?v=DZOB5GVAxJg" text:style-name="Internet_20_link" text:visited-style-name="Visited_20_Internet_20_Link">https://www.youtube.com/watch?v=DZOB5GVAxJg</text:a> <text:line-break/></text:p>
      <text:p text:style-name="P19">Montrer la minimisation de surface lorsque la bulle est détruite. Si il y a une minimisation de surface, c’est qu’une surface trop étendue est défavorable. On propose d’expliquer ça à l’aide des forces moléculaires.</text:p>
      <text:p text:style-name="P19"/>
      <text:p text:style-name="P19">Regardons d'un point de vue énergétique : (faire schéma Gennes p.12 au tableau)</text:p>
      <text:p text:style-name="P19">Dans un liquide, il y a des interactions favorables entre les molécules (par ex liaisons H dans l'eau) ; à la surface il n'y a plus que la moitié de ces interactions possibles.<text:line-break/>Les molécules en surface du liquide perdent une partie des interactions stabilisantes par rapport à celles en profondeur. Ainsi, réduire la surface exposée à l’air revient pour le liquide à augmenter la quantité d’interaction stabilisante. </text:p>
      <text:p text:style-name="P19"><text:line-break/><text:span text:style-name="T12">Sur le schéma montrer, la surface dA introduite.</text:span></text:p>
      <text:p text:style-name="P19">On fait l’hypothèse que l’énergie de stabilisation est linéaire,</text:p>
      <text:p text:style-name="P19">on a : dE = γdA. Avec γ la tension interfaciale en J.m−2<text:line-break/>on définit la <text:span text:style-name="T5">tension superficielle</text:span> comme le défaut d'énergie d'une molécule à la surface</text:p>
      <text:p text:style-name="P19">(<text:span text:style-name="T11">OdG cf diapo)</text:span></text:p>
      <text:p text:style-name="P19"/>
      <text:p text:style-name="P19"/>
      <text:p text:style-name="P19">Ainsi, pour diminuer les pertes énergétiques, le système diminue la surface de contact, il faut fournir un travail mécanique pour augmenter surface de contact.</text:p>
      <text:p text:style-name="P19">Pour augmenter la surface de dA, le travail à fournir est proportionnel à dA et le coefficient de proportionnalité est la tension superficielle (interfaciale) (schéma au tableau)<text:line-break/>Faire dessin en 3D pour bien montrer le film et les 2 interfaces.</text:p>
      <text:p text:style-name="P19"><draw:rect text:anchor-type="paragraph" draw:z-index="2" draw:style-name="gr3" draw:text-style-name="P36" svg:width="2.188cm" svg:height="1.412cm" svg:x="0.774cm" svg:y="0.43cm"><text:p/></draw:rect><draw:rect text:anchor-type="paragraph" draw:z-index="3" draw:style-name="gr4" draw:text-style-name="P36" svg:width="0.883cm" svg:height="1.412cm" svg:x="2.962cm" svg:y="0.43cm"><text:p/></draw:rect></text:p>
      <text:p text:style-name="P24"><draw:frame text:anchor-type="paragraph" draw:z-index="9" draw:style-name="gr10" draw:text-style-name="P40" svg:width="1.094cm" svg:height="0.989cm" svg:x="-0.39cm" svg:y="0.085cm"><draw:text-box><text:p text:style-name="P39"/><text:p text:style-name="P39">b</text:p></draw:text-box></draw:frame><text:span text:style-name="T13"><text:tab/><text:tab/><text:tab/><text:tab/> <text:s text:c="8"/></text:span><text:span text:style-name="T14">δ</text:span><text:span text:style-name="T13">W = <text:s/></text:span><text:span text:style-name="T14">γdA = <text:s/>γbdx = </text:span><text:span text:style-name="T15">Fop</text:span><text:span text:style-name="T14">.</text:span><text:span text:style-name="T15">dl</text:span></text:p>
      <text:p text:style-name="P24"><draw:line text:anchor-type="paragraph" draw:z-index="4" draw:style-name="gr5" draw:text-style-name="P35" svg:x1="2.962cm" svg:y1="0.191cm" svg:x2="4.267cm" svg:y2="0.191cm"><text:p/></draw:line><draw:frame text:anchor-type="paragraph" draw:z-index="5" draw:style-name="gr6" draw:text-style-name="P37" svg:width="0.918cm" svg:height="0.581cm" svg:x="2.962cm" svg:y="0.191cm"><draw:text-box><text:p><text:span text:style-name="T35">Fop</text:span></text:p></draw:text-box></draw:frame><text:span text:style-name="T15"><text:tab/><text:tab/><text:tab/><text:tab/> <text:s text:c="6"/>→ <text:s/>2</text:span><text:span text:style-name="T14">γb = Fop <text:s/>→ <text:s/>on a bien que γ = force linéique (car J/m²=N/m)</text:span></text:p>
      <text:p text:style-name="P19"/>
      <text:p text:style-name="P19"><draw:frame text:anchor-type="paragraph" draw:z-index="8" draw:style-name="gr9" draw:text-style-name="P38" svg:width="0.847cm" svg:height="0.671cm" svg:x="5.925cm" svg:y="0.099cm"><draw:text-box><text:p>x</text:p></draw:text-box></draw:frame><draw:frame text:anchor-type="paragraph" draw:z-index="7" draw:style-name="gr8" draw:text-style-name="P38" svg:width="1.13cm" svg:height="0.812cm" svg:x="3.632cm" svg:y="0.381cm"><draw:text-box><text:p>x+dx</text:p></draw:text-box></draw:frame><draw:frame text:anchor-type="paragraph" draw:z-index="6" draw:style-name="gr7" draw:text-style-name="P38" svg:width="0.565cm" svg:height="0.742cm" svg:x="2.715cm" svg:y="0.381cm"><draw:text-box><text:p><text:s text:c="2"/>x</text:p></draw:text-box></draw:frame><draw:rect text:anchor-type="paragraph" draw:z-index="1" draw:style-name="gr2" draw:text-style-name="P36" svg:width="0.706cm" svg:height="0.671cm" svg:x="-0.002cm" svg:y="0.099cm"><text:p/></draw:rect><draw:line text:anchor-type="paragraph" draw:z-index="0" draw:style-name="gr1" draw:text-style-name="P35" svg:x1="0.069cm" svg:y1="0.381cm" svg:x2="5.608cm" svg:y2="0.381cm"><text:p/></draw:line><text:tab/><text:tab/><text:tab/><text:tab/><text:tab/><text:tab/><text:tab/></text:p>
      <text:p text:style-name="P19"/>
      <text:p text:style-name="P19"/>
      <text:p text:style-name="P19">On voit ici qu’il y a 2 interprétations de la tension superficielle : force linéique ou énergie surfacique.</text:p>
      <text:p text:style-name="P19"/>
      <text:p text:style-name="P24"><text:span text:style-name="T9">Exp </text:span><text:span text:style-name="T13">: </text:span><text:span text:style-name="T34">Soit ici soit dans la sous-partie II) B) Loi de Young-Dupré</text:span><text:span text:style-name="T13"> <text:line-break/>ATTENTION faire le schéma pour l’expérience !!!</text:span></text:p>
      <text:p text:style-name="P19">mesure tension superficielle avec balance d'arrachement (Fruchart p. 466-471), faire bilan des forces, bien prendre température de l'eau et faire incertitudes de type A </text:p>
      <text:p text:style-name="P19">(ATTENTION, il y a 2 interfaces L/G donc il faut prendre 2 fois le périmètre)</text:p>
      <text:p text:style-name="P19"><text:a xlink:type="simple" xlink:href="https://www.youtube.com/watch?v=0smrsJ8SUUM" text:style-name="Internet_20_link" text:visited-style-name="Visited_20_Internet_20_Link">https://www.youtube.com/watch?v=0smrsJ8SUUM</text:a> </text:p>
      <text:p text:style-name="P19">On s’est intéressé à une interface, mais on peut définir une tension pour chaque interface et c’est l’étude de ces 3 tensions qui va permettre d’établir des critères de mouillage.</text:p>
      <text:p text:style-name="P19"/>
      <text:p text:style-name="P19"/>
      <text:p text:style-name="P19"/>
      <text:p text:style-name="P19"/>
      <text:p text:style-name="P19"><text:soft-page-break/></text:p>
      <text:p text:style-name="P20">ATTENTION, ne pas oublier ce discours sur l’intérêt de la tension !</text:p>
      <text:p text:style-name="P19">La tension superﬁcielle peut avoir un fort intérêt industriel, par exemple dans la papeterie : plus un papier possède une tension superﬁcielle élevée avec l’air, plus l’encre va adhérer facilement dessus (on minimise ainsi la surface de contact papier/air).</text:p>
      <text:p text:style-name="P19"><text:s/>A l’inverse, si la tension superﬁcielle d’un pare-brise est faible avec l’air mais que sa tension interfaciallevecl’eauestélevée,ilvaavoirtendanceà"laisserglisser"l’eauplusvite,cequioﬀreunemeilleurvisibilité au conducteur. </text:p>
      <text:p text:style-name="P19"/>
      <text:p text:style-name="P19"/>
      <text:p text:style-name="P19">Tr : Comment relier la tension superficielle/interfaciale à l'angle de raccordement (au mouillage) ? L’obtention des valeurs des γ pour diﬀérentes interfaces va nous permettre de construire des critères capable de nous apporter des informations sur le mouillage de manière quantitative.</text:p>
      <text:p text:style-name="P19"/>
      <text:p text:style-name="P19"><text:tab/><text:tab/><text:tab/><text:tab/></text:p>
      <text:list xml:id="list2657417252" text:style-name="L5">
        <text:list-item>
          <text:p text:style-name="P31">Critères de mouillage</text:p>
        </text:list-item>
      </text:list>
      <text:p text:style-name="P1"/>
      <text:p text:style-name="P2"><text:span text:style-name="T4"><text:tab/>A) </text:span><text:span text:style-name="T2">Paramètre d'étalement</text:span></text:p>
      <text:p text:style-name="P3">On se place dans le cas où on cherche à mouiller un support solide. On souhaite déﬁnir un paramètre qui permettrait de comparer l’aﬃnité d’un support pour l’air et pour un liquide.</text:p>
      <text:p text:style-name="P3"/>
      <text:p text:style-name="P3">ATTENTION, schéma à faire au tableau.<text:line-break/>Pour cela on commence par comparer les énergie de déstabilisation : ∆E = Esubstrat air −Esubstrat liquide . Si ∆E est positif, le substrat est moins stable si il est contact avec l’air qu’avec le liquide. Le liquide va donc s’étaler autant que possible sur le substrat. C’est le cas où il y a mouillage total (θ =0).</text:p>
      <text:p text:style-name="P3"><text:s/>A l’inverse, si ∆E est négatif, le substrat est plus stable quand il est en contact avec l’air. C’est le cas du mouillage partiel (θ &gt; 0), le système va chercher un compromis entre les trois interfaces substrat/air, substrat/liquide et liquide/air.</text:p>
      <text:p text:style-name="P3"/>
      <text:p text:style-name="P3">Le principal problème avec ce ∆E, c’est qu’il n’est pas accessible facilement. Il faudrait plutôt se ramener à γ dont on vient juste de montrer qu’il peut facilement être déterminé. On va donc déﬁnir S tel que S = ∆E/∆A ou ∆A est une unité de surface ﬁctive arbitraire. </text:p>
      <text:p text:style-name="P3">On a alors : </text:p>
      <text:p text:style-name="P3">Paramètre d'étalement S = différence d'énergie entre substrat sec et mouillé par unité de surface<text:line-break/>On démontre que : (Esec= ∆A*<text:span text:style-name="T21"> γ sv et Emouillé=∆A* (γ sl+γ lv))</text:span></text:p>
      <text:p text:style-name="P2"><text:span text:style-name="T30">S = <text:s/></text:span><text:span text:style-name="T16">γ</text:span><text:span text:style-name="T22">SG</text:span><text:span text:style-name="T16"> - ( γ</text:span><text:span text:style-name="T22">SL</text:span><text:span text:style-name="T16"> + γ</text:span><text:span text:style-name="T22">LG</text:span><text:span text:style-name="T16">) </text:span><text:span text:style-name="T17">(cf schéma diapo)</text:span></text:p>
      <text:p text:style-name="P2"><text:span text:style-name="T16">Si S &lt; 0 : énergie substrat augmente quand mouillé → mouillage non favorable →</text:span><text:span text:style-name="T7"> mouillage partiel</text:span></text:p>
      <text:p text:style-name="P2"><text:span text:style-name="T16">Si S &gt; 0 : interface L/S olus favorable que L/G → </text:span><text:span text:style-name="T7">mouillage total</text:span></text:p>
      <text:p text:style-name="P3"/>
      <text:p text:style-name="P3"><draw:frame draw:style-name="fr1" draw:name="images1" text:anchor-type="paragraph" svg:x="9.557cm" svg:y="1.434cm" svg:width="7.447cm" svg:height="3.067cm" draw:z-index="10"><draw:image xlink:href="https://sites.google.com/site/etudeeffetlotus/_/rsrc/1388128232878/explications-de-leffet-lotus/loi-de-young-dupre/dupré.JPG?height=164&amp;width=400" xlink:type="simple" xlink:show="embed" xlink:actuate="onLoad" loext:mime-type="image/jpeg"/></draw:frame>Tr : Paramètre d'étalement permet de prévoir si le mouillage sera favorable ou non (total ou non) mais ne nous permet pas de quantification.On va voir loi qui le permet.</text:p>
      <text:p text:style-name="P3"/>
      <text:p text:style-name="P2"><text:span text:style-name="T30"><text:tab/>B) </text:span><text:span text:style-name="T2">Loi de Young-Dupré</text:span></text:p>
      <text:p text:style-name="P3"/>
      <text:p text:style-name="P23"><text:span text:style-name="T33">Faire schéma au tableau</text:span><text:span text:style-name="T30"> </text:span></text:p>
      <text:p text:style-name="P3"/>
      <text:p text:style-name="P23"><text:span text:style-name="T33">On suppose des faibles variations dx selon la longueur et L selon la largeur et on suppose que </text:span><text:span text:style-name="T32">θ</text:span><text:span text:style-name="T24">E</text:span><text:span text:style-name="T20"> reste constant</text:span></text:p>
      <text:p text:style-name="P21">« on gagne une énergie d’interaction SL, etc »</text:p>
      <text:p text:style-name="P21">faire schéma où la ligne triple se déplace à droite et faire apparaître les gaisn ou pertes en gras.</text:p>
      <text:p text:style-name="P21"/>
      <text:p text:style-name="P21"><text:soft-page-break/>On a alors:</text:p>
      <text:p text:style-name="P23"><text:span text:style-name="T20">-dEp = <text:s/></text:span><text:span text:style-name="T18">γ</text:span><text:span text:style-name="T23">SG</text:span><text:span text:style-name="T18"> (-dxL) + γ</text:span><text:span text:style-name="T23">SL</text:span><text:span text:style-name="T18"> (dxL) + γ</text:span><text:span text:style-name="T23">LG</text:span><text:span text:style-name="T18"> (cos θ</text:span><text:span text:style-name="T25">E </text:span><text:span text:style-name="T19">dxL) = 0 car à l'équilibre</text:span></text:p>
      <text:p text:style-name="P19"/>
      <text:p text:style-name="P23"><text:span text:style-name="T19">D'ou : cos <text:s/></text:span><text:span text:style-name="T18">θ</text:span><text:span text:style-name="T25">E </text:span><text:span text:style-name="T19">= (</text:span><text:span text:style-name="T18">γ</text:span><text:span text:style-name="T23">SG</text:span><text:span text:style-name="T18"> – γ</text:span><text:span text:style-name="T23">SL</text:span><text:span text:style-name="T18">)/γ</text:span><text:span text:style-name="T23">LG </text:span><text:span text:style-name="T18"><text:s text:c="6"/>LOI de YOUNG-DUPRE </text:span></text:p>
      <text:p text:style-name="P22">Ou version forces, à l ‘équilibre...<text:line-break/></text:p>
      <text:p text:style-name="P22">On peut relier l'angle de raccordement au paramètre d'étalement : </text:p>
      <text:p text:style-name="P23"><text:span text:style-name="T19">cos <text:s/></text:span><text:span text:style-name="T18">θ</text:span><text:span text:style-name="T25">E </text:span><text:span text:style-name="T19">= (S </text:span><text:span text:style-name="T18">– γ</text:span><text:span text:style-name="T23">LG</text:span><text:span text:style-name="T18">)/γ</text:span><text:span text:style-name="T23">LG</text:span><text:span text:style-name="T18"> <text:s/>→ S = (cos(théta) – 1) <text:s/>γ</text:span><text:span text:style-name="T23">LG</text:span></text:p>
      <text:p text:style-name="P22">→ theta def que pour S&lt;0 = mouillage partiel (max cos = 1 → S = 0)</text:p>
      <text:p text:style-name="P22"/>
      <text:p text:style-name="P22">Tr : les tensions superficielles ou interfaciales ne sont pas toujours faciles à déterminer.Bien que permettant de prévoir les angles de mouillages, ces équation nécessitent de déterminer les valeurs de 3 γ ce qui peut être assez contraignant pour un industriel. Dans le cas où un industriel cherche juste à savoir si son solide est mouillable ou non ,il préférera utiliser le critère empirique de Zisman.</text:p>
      <text:p text:style-name="P22"/>
      <text:p text:style-name="P2"><text:span text:style-name="T30"><text:tab/>C) </text:span><text:span text:style-name="T2">Critère de Zisman</text:span></text:p>
      <text:p text:style-name="P3">(Juste argile p.8 et Gennes p.25-27)</text:p>
      <text:p text:style-name="P3"/>
      <text:p text:style-name="P3">Dans modèle de Zisman, on distingue solides constitués de liaisons fortes (solides covalents, ioniques, métalliques) sur lesquels les liquides s'étalent = mouillage total et les solides moléculaires et matière plastique avec liaisons plus faibles (VdW, liaisons H...) → mouillage total ou partiel.</text:p>
      <text:p text:style-name="P3"/>
      <text:p text:style-name="P2"><text:span text:style-name="T30">Critère de Zisman permet de prédire si mouillage partiel ou total. Si tension superficielle L/G &lt; tension superficielle critique (cf</text:span><text:span text:style-name="T31"> diapo courbe + OdG) </text:span><text:span text:style-name="T30">→ mouillage total </text:span></text:p>
      <text:p text:style-name="P3"/>
      <text:p text:style-name="P3">Pour liquides apolaires, tension critique indépendante du liquide (dépend que du solide) → mesure de la tension superficielle critique en mesurant théta pour différents liquides apolaires. On utilise alors série d'alcanes de tension superficielle connue jusqu'à observer une diminution de la valeur de cos théta → mouillage partiel → tension superficielle critique dépassée.</text:p>
      <text:p text:style-name="P3"/>
      <text:p text:style-name="P3">Tr : on a vu comment prédire le mouillage des matériaux mais comment le contrôler/modifier ?</text:p>
      <text:p text:style-name="P18"/>
      <text:p text:style-name="P18"/>
      <text:p text:style-name="P18"/>
      <text:p text:style-name="P18"/>
      <text:p text:style-name="P18"/>
      <text:p text:style-name="P18"><text:s text:c="3"/><text:span text:style-name="T12"><text:s/>III) Comment contrôler le mouillage </text:span>(en fonction du temps et de l'élément imposé)</text:p>
      <text:p text:style-name="P12"/>
      <text:p text:style-name="P10">Par exemple, la carlingue d'un avion doit être le moins mouillant possible pour éviter formation de givre.</text:p>
      <text:p text:style-name="P10"/>
      <text:p text:style-name="P10">Modifications par traitements physiques : </text:p>
      <text:list xml:id="list2322417496" text:style-name="L6">
        <text:list-item>
          <text:p text:style-name="P33">élimination des traces de graisse (pour rendre plus mouillant) avec solvants organiques, par abrasion (ce qui augmente aussi la rugosité de la surface donc diminue mouillage)</text:p>
        </text:list-item>
        <text:list-item>
          <text:p text:style-name="P33">augmentation de la rugosité (ex : feuille de lotus cf diapo)</text:p>
        </text:list-item>
      </text:list>
      <text:p text:style-name="P10"/>
      <text:p text:style-name="P10">Modifications par traitements chimiques : dépôt d'une fine couche à la surface du matériau → propriétés de mouillage particulières</text:p>
      <text:p text:style-name="P10">→ traitement au plasma (= gaz ionisé par décharges électriques) : augmente mouillage</text:p>
      <text:p text:style-name="P10">→ phosphatation (voir TI M1575 V1) : formation couche de phosphate de Fe en surface : structure poreuse → bonne adhérence des peintures</text:p>
      <text:p text:style-name="P10"/>
      <text:p text:style-name="P9"><text:soft-page-break/>Conclusion : </text:p>
      <text:p text:style-name="P11">cf diapo</text:p>
      <text:p text:style-name="P11">On a vu que selon les liquides et les surfaces on observait un mouillage différents (total/partiel) et que cela dépendait des tensions de surface.</text:p>
      <text:p text:style-name="P11">De plus le mouillage peut être quantifier avec l'angle de raccordement que l'on peut obtenir avec la loi de Young-Dupre.</text:p>
      <text:p text:style-name="P11"/>
      <text:p text:style-name="P11">Ouv : traitement de surface si non traité pendant la leçon, capillarité (si on sais répondre aux questions derrière)</text:p>
      <text:p text:style-name="P13"/>
      <text:p text:style-name="P13"><text:span text:style-name="T12">Remarques </text:span>:</text:p>
      <text:p text:style-name="P13">• formulation = démarche de mélanger substances pour obtenir produit final ayant propriétés que l'on désire</text:p>
      <text:p text:style-name="P13">• epaisseur interface = ordre de l'angstrom</text:p>
      <text:p text:style-name="P13">• autres méthodes pour déterminer tension superficielle : méthode « goutte pendante » ; stalagmométrie. Goutte observée de profil, forme adoptée comparée par famille de courbes connues.<text:line-break/>Mesure nombre gouttes qui tombent d’un capillaire mg=2*Pi*R*gamma</text:p>
      <text:p text:style-name="P13">Loi Jurin : h=(2*gamma*costheta)/(R*rho*g) <text:s/>(Laplace + hydrostatique)</text:p>
      <text:p text:style-name="P13"/>
      <text:p text:style-name="P13"/>
      <text:p text:style-name="P13"/>
      <text:p text:style-name="P13">Questions : </text:p>
      <text:p text:style-name="P13">-effet Marangoni : pourquoi liquide monte + haut que eau ?</text:p>
      <text:p text:style-name="P13">-Pourquoi larmes et pas juste bourrelet qui descend ?</text:p>
      <text:p text:style-name="P13">-Si S=0 ? Mouillage total – pourquoi écart énormes entre théta mesurés ? Hysteresis</text:p>
      <text:p text:style-name="P13">-est ce que larmes de vin permettent de connaître info sur composition ? Non</text:p>
      <text:p text:style-name="P13">-critère qui favorise apparition larmes ?</text:p>
      <text:p text:style-name="P13">-Effet Marangoni utilisé en industrie ? Nettoyag de petites surfaces</text:p>
      <text:p text:style-name="P13"><text:s/>-hypothèse pour loi de Jurin ?</text:p>
      <text:p text:style-name="P13">-Abaisser tension de surface ? Ajouter tensio-actifs</text:p>
      <text:p text:style-name="P13">-</text:p>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Arial" fo:font-family="Arial" style:font-family-generic="swiss" style:font-pitch="variable" fo:font-size="31.5pt" fo:font-style="normal" fo:text-shadow="none" style:text-underline-style="none" fo:font-weight="normal" style:letter-kerning="true" style:font-name-asian="Arial" style:font-family-asian="Arial" style:font-family-generic-asian="swiss" style:font-pitch-asian="variable" style:font-size-asian="31.5pt" style:font-style-asian="normal" style:font-weight-asian="normal" style:font-name-complex="Arial" style:font-family-complex="Arial" style:font-family-generic-complex="swiss" style:font-pitch-complex="variable"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loext: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loext: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loext: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loext: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Arial" fo:font-family="Arial" style:font-family-generic="swiss" style:font-pitch="variable" fo:font-size="18pt" style:letter-kerning="true"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loext:contextual-spacing="false" style:text-autospace="none"/>
      <style:text-properties style:use-window-font-color="true" style:text-outline="false" style:text-line-through-style="none" style:text-line-through-type="none" style:font-name="Arial" fo:font-family="Arial" style:font-family-generic="swiss" style:font-pitch="variable" fo:font-size="31.5pt" fo:font-style="normal" fo:text-shadow="none" style:text-underline-style="none" fo:font-weight="normal" style:letter-kerning="true" style:font-name-asian="Arial" style:font-family-asian="Arial" style:font-family-generic-asian="swiss" style:font-pitch-asian="variable" style:font-size-asian="31.5pt" style:font-style-asian="normal" style:font-weight-asian="normal" style:font-name-complex="Arial" style:font-family-complex="Arial" style:font-family-generic-complex="swiss" style:font-pitch-complex="variable" style:font-size-complex="31.5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loext:contextual-spacing="false"/>
      <style:text-properties fo:font-size="28pt" style:font-size-asian="28pt" style:font-size-complex="28pt"/>
    </style:style>
    <style:style style:name="Plan_20_3" style:display-name="Plan 3" style:family="paragraph" style:parent-style-name="Plan_20_2">
      <style:paragraph-properties fo:margin-top="0cm" fo:margin-bottom="0.3cm" loext:contextual-spacing="false"/>
      <style:text-properties fo:font-size="24pt" style:font-size-asian="24pt" style:font-size-complex="24pt"/>
    </style:style>
    <style:style style:name="Plan_20_4" style:display-name="Plan 4" style:family="paragraph" style:parent-style-name="Plan_20_3">
      <style:paragraph-properties fo:margin-top="0cm" fo:margin-bottom="0.199cm" loext:contextual-spacing="false"/>
      <style:text-properties fo:font-size="20pt" style:font-size-asian="20pt" style:font-size-complex="20pt"/>
    </style:style>
    <style:style style:name="Plan_20_5" style:display-name="Plan 5" style:family="paragraph" style:parent-style-name="Plan_20_4">
      <style:paragraph-properties fo:margin-top="0cm" fo:margin-bottom="0.101cm" loext: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énédicte Grebille</meta:initial-creator>
    <meta:creation-date>2020-03-31T08:42:03.49</meta:creation-date>
    <dc:date>2021-04-22T08:28:35.809000000</dc:date>
    <meta:editing-duration>PT13H16M20S</meta:editing-duration>
    <meta:editing-cycles>41</meta:editing-cycles>
    <meta:generator>LibreOffice/6.2.8.2$Windows_X86_64 LibreOffice_project/f82ddfca21ebc1e222a662a32b25c0c9d20169ee</meta:generator>
    <meta:document-statistic meta:table-count="0" meta:image-count="1" meta:object-count="0" meta:page-count="6" meta:paragraph-count="128" meta:word-count="2280" meta:character-count="14150" meta:non-whitespace-character-count="11911"/>
  </office:meta>
</office:document-meta>
</file>